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110"/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U_zimmer</text:p>
          </table:table-cell>
          <table:table-cell office:value-type="string">
            <text:p>U_probe</text:p>
          </table:table-cell>
          <table:table-cell office:value-type="string">
            <text:p>U_mittel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blei</text:p>
          </table:table-cell>
          <table:table-cell table:number-columns-repeated="5"/>
          <table:table-cell office:value-type="string">
            <text:p>cgmg</text:p>
          </table:table-cell>
          <table:table-cell table:number-columns-repeated="8"/>
        </table:table-row>
        <table:table-row table:style-name="ro2">
          <table:table-cell office:value-type="string">
            <text:p>m</text:p>
          </table:table-cell>
          <table:table-cell/>
          <table:table-cell office:value-type="float" office:value="0.79">
            <text:p>0,79</text:p>
          </table:table-cell>
          <table:table-cell office:value-type="float" office:value="3.99">
            <text:p>3,99</text:p>
          </table:table-cell>
          <table:table-cell office:value-type="float" office:value="0.86">
            <text:p>0,86</text:p>
          </table:table-cell>
          <table:table-cell table:number-columns-repeated="2"/>
          <table:table-cell office:value-type="string">
            <text:p>Ux</text:p>
          </table:table-cell>
          <table:table-cell office:value-type="string">
            <text:p>Tx</text:p>
          </table:table-cell>
          <table:table-cell office:value-type="string">
            <text:p>Uy</text:p>
          </table:table-cell>
          <table:table-cell office:value-type="string">
            <text:p>Ty</text:p>
          </table:table-cell>
          <table:table-cell office:value-type="string">
            <text:p>Um</text:p>
          </table:table-cell>
          <table:table-cell office:value-type="string">
            <text:p>Tm</text:p>
          </table:table-cell>
          <table:table-cell office:value-type="string">
            <text:p>mxy</text:p>
          </table:table-cell>
          <table:table-cell office:value-type="string">
            <text:p>cgmg</text:p>
          </table:table-cell>
          <table:table-cell/>
        </table:table-row>
        <table:table-row table:style-name="ro2">
          <table:table-cell table:formula="of:=527.52-1.3911" office:value-type="float" office:value="526.1289">
            <text:p>526,1289</text:p>
          </table:table-cell>
          <table:table-cell/>
          <table:table-cell office:value-type="float" office:value="0.73">
            <text:p>0,73</text:p>
          </table:table-cell>
          <table:table-cell office:value-type="float" office:value="3.99">
            <text:p>3,99</text:p>
          </table:table-cell>
          <table:table-cell office:value-type="float" office:value="0.91">
            <text:p>0,91</text:p>
          </table:table-cell>
          <table:table-cell table:number-columns-repeated="2"/>
          <table:table-cell office:value-type="float" office:value="0.74">
            <text:p>0,74</text:p>
          </table:table-cell>
          <table:table-cell table:style-name="ce2" table:formula="of:=[.A18]*[.H5]-[.B18]*[.H5]^2" office:value-type="float" office:value="18.512136">
            <text:p>18,5</text:p>
          </table:table-cell>
          <table:table-cell office:value-type="float" office:value="3.66">
            <text:p>3,66</text:p>
          </table:table-cell>
          <table:table-cell table:style-name="ce2" table:formula="of:=[.C18]*[.J5]-[.D18]*[.J5]^2" office:value-type="float" office:value="89.529456">
            <text:p>89,5</text:p>
          </table:table-cell>
          <table:table-cell office:value-type="float" office:value="2">
            <text:p>2</text:p>
          </table:table-cell>
          <table:table-cell table:style-name="ce2" table:formula="of:=[.E18]*[.L5]-[.F18]*[.L5]^2" office:value-type="float" office:value="49.554">
            <text:p>49,6</text:p>
          </table:table-cell>
          <table:table-cell office:value-type="float" office:value="300">
            <text:p>300</text:p>
          </table:table-cell>
          <table:table-cell table:style-name="ce1" table:formula="of:=[.A26]*[.N5]*([.K5]-2*[.M5]+[.I5])/([.M5]-[.I5])" office:value-type="float" office:value="360.890839802662">
            <text:p>360,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84">
            <text:p>0,84</text:p>
          </table:table-cell>
          <table:table-cell office:value-type="float" office:value="3.99">
            <text:p>3,99</text:p>
          </table:table-cell>
          <table:table-cell office:value-type="float" office:value="0.92">
            <text:p>0,92</text:p>
          </table:table-cell>
          <table:table-cell table:number-columns-repeated="2"/>
          <table:table-cell office:value-type="float" office:value="0.87">
            <text:p>0,87</text:p>
          </table:table-cell>
          <table:table-cell table:style-name="ce2" table:formula="of:=[.A19]*[.H6]-[.B19]*[.H6]^2" office:value-type="float" office:value="21.742779">
            <text:p>21,7</text:p>
          </table:table-cell>
          <table:table-cell office:value-type="float" office:value="4.08">
            <text:p>4,08</text:p>
          </table:table-cell>
          <table:table-cell table:style-name="ce2" table:formula="of:=[.C19]*[.J6]-[.D19]*[.J6]^2" office:value-type="float" office:value="99.477744">
            <text:p>99,5</text:p>
          </table:table-cell>
          <table:table-cell office:value-type="float" office:value="2.24">
            <text:p>2,24</text:p>
          </table:table-cell>
          <table:table-cell table:style-name="ce2" table:formula="of:=[.E19]*[.L6]-[.F19]*[.L6]^2" office:value-type="float" office:value="55.398336">
            <text:p>55,4</text:p>
          </table:table-cell>
          <table:table-cell office:value-type="float" office:value="300">
            <text:p>300</text:p>
          </table:table-cell>
          <table:table-cell table:style-name="ce1" table:formula="of:=[.A27]*[.N6]*([.K6]-2*[.M6]+[.I6])/([.M6]-[.I6])" office:value-type="float" office:value="388.390813261536">
            <text:p>388,39</text:p>
          </table:table-cell>
          <table:table-cell/>
        </table:table-row>
        <table:table-row table:style-name="ro2">
          <table:table-cell table:number-columns-repeated="14"/>
          <table:table-cell table:formula="of:=AVERAGE([.O5:.O6])" office:value-type="float" office:value="374.640826532099">
            <text:p>374,6408265321</text:p>
          </table:table-cell>
          <table:table-cell/>
        </table:table-row>
        <table:table-row table:style-name="ro2">
          <table:table-cell/>
          <table:table-cell office:value-type="string">
            <text:p>graphit</text:p>
          </table:table-cell>
          <table:table-cell table:number-columns-repeated="14"/>
        </table:table-row>
        <table:table-row table:style-name="ro2">
          <table:table-cell office:value-type="string">
            <text:p>m</text:p>
          </table:table-cell>
          <table:table-cell/>
          <table:table-cell office:value-type="float" office:value="0.84">
            <text:p>0,84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  <table:table-cell/>
          <table:table-cell office:value-type="string">
            <text:p>ck</text:p>
          </table:table-cell>
          <table:table-cell table:number-columns-repeated="9"/>
        </table:table-row>
        <table:table-row table:style-name="ro2">
          <table:table-cell table:formula="of:=248.68-1.3907" office:value-type="float" office:value="247.2893">
            <text:p>247,2893</text:p>
          </table:table-cell>
          <table:table-cell/>
          <table:table-cell office:value-type="float" office:value="0.87">
            <text:p>0,87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  <table:table-cell/>
          <table:table-cell office:value-type="string">
            <text:p>blei</text:p>
          </table:table-cell>
          <table:table-cell office:value-type="float" office:value="0.79">
            <text:p>0,79</text:p>
          </table:table-cell>
          <table:table-cell table:style-name="ce2" table:formula="of:=[.A18]*[.H10]-[.B18]*[.H10]^2" office:value-type="float" office:value="19.755451">
            <text:p>19,8</text:p>
          </table:table-cell>
          <table:table-cell office:value-type="float" office:value="3.99">
            <text:p>3,99</text:p>
          </table:table-cell>
          <table:table-cell table:style-name="ce2" table:formula="of:=[.C18]*[.J10]-[.D18]*[.J10]^2" office:value-type="float" office:value="97.351611">
            <text:p>97,4</text:p>
          </table:table-cell>
          <table:table-cell office:value-type="float" office:value="0.86">
            <text:p>0,86</text:p>
          </table:table-cell>
          <table:table-cell table:style-name="ce2" table:formula="of:=[.E18]*[.L10]-[.F18]*[.L10]^2" office:value-type="float" office:value="21.494496">
            <text:p>21,5</text:p>
          </table:table-cell>
          <table:table-cell table:style-name="ce1" table:formula="of:=[.E26]*([.M10]-[.I10])/([.K10]-[.M10])" office:value-type="float" office:value="0.0589985047124154">
            <text:p>0,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.85">
            <text:p>0,85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  <table:table-cell/>
          <table:table-cell table:style-name="ce1" table:formula="of:=[.A5]" office:value-type="float" office:value="526.1289">
            <text:p>526,13</text:p>
          </table:table-cell>
          <table:table-cell office:value-type="float" office:value="0.73">
            <text:p>0,73</text:p>
          </table:table-cell>
          <table:table-cell table:style-name="ce2" table:formula="of:=[.A19]*[.H11]-[.B19]*[.H11]^2" office:value-type="float" office:value="18.263359">
            <text:p>18,3</text:p>
          </table:table-cell>
          <table:table-cell office:value-type="float" office:value="3.99">
            <text:p>3,99</text:p>
          </table:table-cell>
          <table:table-cell table:style-name="ce2" table:formula="of:=[.C19]*[.J11]-[.D19]*[.J11]^2" office:value-type="float" office:value="97.351611">
            <text:p>97,4</text:p>
          </table:table-cell>
          <table:table-cell office:value-type="float" office:value="0.91">
            <text:p>0,91</text:p>
          </table:table-cell>
          <table:table-cell table:style-name="ce2" table:formula="of:=[.E19]*[.L11]-[.F19]*[.L11]^2" office:value-type="float" office:value="22.735531">
            <text:p>22,7</text:p>
          </table:table-cell>
          <table:table-cell table:style-name="ce1" table:formula="of:=[.E27]*([.M11]-[.I11])/([.K11]-[.M11])" office:value-type="float" office:value="0.154245525733607">
            <text:p>0,15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84">
            <text:p>0,84</text:p>
          </table:table-cell>
          <table:table-cell table:style-name="ce2" table:formula="of:=[.A20]*[.H12]-[.B20]*[.H12]^2" office:value-type="float" office:value="20.997816">
            <text:p>21,0</text:p>
          </table:table-cell>
          <table:table-cell office:value-type="float" office:value="3.99">
            <text:p>3,99</text:p>
          </table:table-cell>
          <table:table-cell table:style-name="ce2" table:formula="of:=[.C20]*[.J12]-[.D20]*[.J12]^2" office:value-type="float" office:value="97.351611">
            <text:p>97,4</text:p>
          </table:table-cell>
          <table:table-cell office:value-type="float" office:value="0.92">
            <text:p>0,92</text:p>
          </table:table-cell>
          <table:table-cell table:style-name="ce2" table:formula="of:=[.E20]*[.L12]-[.F20]*[.L12]^2" office:value-type="float" office:value="22.983624">
            <text:p>23,0</text:p>
          </table:table-cell>
          <table:table-cell table:style-name="ce1" table:formula="of:=[.E28]*([.M12]-[.I12])/([.K12]-[.M12])" office:value-type="float" office:value="0.0687191432220636">
            <text:p>0,07</text:p>
          </table:table-cell>
          <table:table-cell table:formula="of:=AVERAGE([.N10:.N12])" office:value-type="float" office:value="0.0939877245560286">
            <text:p>0,0939877246</text:p>
          </table:table-cell>
          <table:table-cell office:value-type="float" office:value="207.2">
            <text:p>207,2</text:p>
          </table:table-cell>
        </table:table-row>
        <table:table-row table:style-name="ro2">
          <table:table-cell/>
          <table:table-cell office:value-type="string">
            <text:p>aluminium</text:p>
          </table:table-cell>
          <table:table-cell table:number-columns-repeated="4"/>
          <table:table-cell office:value-type="string">
            <text:p>graphit</text:p>
          </table:table-cell>
          <table:table-cell office:value-type="float" office:value="0.84">
            <text:p>0,84</text:p>
          </table:table-cell>
          <table:table-cell table:style-name="ce2" table:formula="of:=[.A21]*[.H13]-[.B21]*[.H13]^2" office:value-type="float" office:value="20.997816">
            <text:p>21,0</text:p>
          </table:table-cell>
          <table:table-cell office:value-type="float" office:value="3.99">
            <text:p>3,99</text:p>
          </table:table-cell>
          <table:table-cell table:style-name="ce2" table:formula="of:=[.C21]*[.J13]-[.D21]*[.J13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2" table:formula="of:=[.E21]*[.L13]-[.F21]*[.L13]^2" office:value-type="float" office:value="24.471384">
            <text:p>24,5</text:p>
          </table:table-cell>
          <table:table-cell table:style-name="ce1" table:formula="of:=[.E29]*([.M13]-[.I13])/([.K13]-[.M13])" office:value-type="float" office:value="0.260963295260843">
            <text:p>0,26</text:p>
          </table:table-cell>
          <table:table-cell table:number-columns-repeated="2"/>
        </table:table-row>
        <table:table-row table:style-name="ro2">
          <table:table-cell office:value-type="string">
            <text:p>m</text:p>
          </table:table-cell>
          <table:table-cell/>
          <table:table-cell office:value-type="float" office:value="0.86">
            <text:p>0,86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  <table:table-cell/>
          <table:table-cell table:style-name="ce1" table:formula="of:=[.A10]" office:value-type="float" office:value="247.2893">
            <text:p>247,29</text:p>
          </table:table-cell>
          <table:table-cell office:value-type="float" office:value="0.87">
            <text:p>0,87</text:p>
          </table:table-cell>
          <table:table-cell table:style-name="ce2" table:formula="of:=[.A22]*[.H14]-[.B22]*[.H14]^2" office:value-type="float" office:value="21.742779">
            <text:p>21,7</text:p>
          </table:table-cell>
          <table:table-cell office:value-type="float" office:value="3.99">
            <text:p>3,99</text:p>
          </table:table-cell>
          <table:table-cell table:style-name="ce2" table:formula="of:=[.C22]*[.J14]-[.D22]*[.J14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2" table:formula="of:=[.E22]*[.L14]-[.F22]*[.L14]^2" office:value-type="float" office:value="24.471384">
            <text:p>24,5</text:p>
          </table:table-cell>
          <table:table-cell table:style-name="ce1" table:formula="of:=[.E30]*([.M14]-[.I14])/([.K14]-[.M14])" office:value-type="float" office:value="0.204995483682833">
            <text:p>0,20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85">
            <text:p>0,85</text:p>
          </table:table-cell>
          <table:table-cell table:style-name="ce2" table:formula="of:=[.A23]*[.H15]-[.B23]*[.H15]^2" office:value-type="float" office:value="21.246175">
            <text:p>21,2</text:p>
          </table:table-cell>
          <table:table-cell office:value-type="float" office:value="3.99">
            <text:p>3,99</text:p>
          </table:table-cell>
          <table:table-cell table:style-name="ce2" table:formula="of:=[.C23]*[.J15]-[.D23]*[.J15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2" table:formula="of:=[.E23]*[.L15]-[.F23]*[.L15]^2" office:value-type="float" office:value="24.471384">
            <text:p>24,5</text:p>
          </table:table-cell>
          <table:table-cell table:style-name="ce1" table:formula="of:=[.E31]*([.M15]-[.I15])/([.K15]-[.M15])" office:value-type="float" office:value="0.242304503192373">
            <text:p>0,24</text:p>
          </table:table-cell>
          <table:table-cell table:formula="of:=AVERAGE([.N13:.N15])" office:value-type="float" office:value="0.236087760712016">
            <text:p>0,236087760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6"/>
          <table:table-cell office:value-type="string">
            <text:p>aluminium</text:p>
          </table:table-cell>
          <table:table-cell office:value-type="float" office:value="0.86">
            <text:p>0,86</text:p>
          </table:table-cell>
          <table:table-cell table:style-name="ce2" table:formula="of:=[.A24]*[.H16]-[.B24]*[.H16]^2" office:value-type="float" office:value="21.494496">
            <text:p>21,5</text:p>
          </table:table-cell>
          <table:table-cell office:value-type="float" office:value="3.99">
            <text:p>3,99</text:p>
          </table:table-cell>
          <table:table-cell table:style-name="ce2" table:formula="of:=[.C24]*[.J16]-[.D24]*[.J16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2" table:formula="of:=[.E24]*[.L16]-[.F24]*[.L16]^2" office:value-type="float" office:value="24.471384">
            <text:p>24,5</text:p>
          </table:table-cell>
          <table:table-cell table:style-name="ce1" table:formula="of:=[.E32]*([.M16]-[.I16])/([.K16]-[.M16])" office:value-type="float" office:value="0.218514274541102">
            <text:p>0,22</text:p>
          </table:table-cell>
          <table:table-cell table:formula="of:=[.N16]" office:value-type="float" office:value="0.218514274541102">
            <text:p>0,218514274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6"/>
          <table:table-cell table:style-name="ce1" table:formula="of:=254.49-1.3903" office:value-type="float" office:value="253.0997">
            <text:p>253,10</text:p>
          </table:table-cell>
          <table:table-cell table:number-columns-repeated="9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table:number-columns-repeated="10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/>
          <table:table-cell office:value-type="string">
            <text:p>cp</text:p>
          </table:table-cell>
          <table:table-cell office:value-type="string">
            <text:p>cv</text:p>
          </table:table-cell>
          <table:table-cell/>
          <table:table-cell office:value-type="string">
            <text:p>k</text:p>
          </table:table-cell>
          <table:table-cell office:value-type="string">
            <text:p>rho</text:p>
          </table:table-cell>
          <table:table-cell office:value-type="string">
            <text:p>alpha</text:p>
          </table:table-cell>
          <table:table-cell office:value-type="string">
            <text:p>m</text:p>
          </table:table-cell>
          <table:table-cell office:value-type="string">
            <text:p>v0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/>
          <table:table-cell table:style-name="ce1" table:formula="of:=[.P12]*[.O12]" office:value-type="float" office:value="19.4742565280091">
            <text:p>19,47</text:p>
          </table:table-cell>
          <table:table-cell table:formula="of:=[.H20]-9*[.M20]^2*[.K20]*[.O20]*[.P20]" office:value-type="float" office:value="17.7590384899867">
            <text:p>17,75903849</text:p>
          </table:table-cell>
          <table:table-cell/>
          <table:table-cell table:style-name="ce3" office:value-type="float" office:value="42000000000">
            <text:p>4,20E+010</text:p>
          </table:table-cell>
          <table:table-cell office:value-type="float" office:value="11.35">
            <text:p>11,35</text:p>
          </table:table-cell>
          <table:table-cell table:style-name="ce3" office:value-type="float" office:value="0.000029">
            <text:p>2,90E-005</text:p>
          </table:table-cell>
          <table:table-cell office:value-type="float" office:value="207.2">
            <text:p>207,2</text:p>
          </table:table-cell>
          <table:table-cell table:formula="of:=[.N20]/[.L20]*0.000001" office:value-type="float" office:value="0.0000182555066079295">
            <text:p>1,82555066079295E-005</text:p>
          </table:table-cell>
          <table:table-cell table:formula="of:=AVERAGE([.M10:.M12])+273.15" office:value-type="float" office:value="295.554550333333">
            <text:p>295,5545503333</text:p>
          </table:table-cell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/>
          <table:table-cell table:style-name="ce1" table:formula="of:=[.P15]*[.O15]" office:value-type="float" office:value="2.8330531285442">
            <text:p>2,83</text:p>
          </table:table-cell>
          <table:table-cell table:formula="of:=[.H21]-9*[.M21]^2*[.K21]*[.O21]*[.P21]" office:value-type="float" office:value="2.80288146311981">
            <text:p>2,8028814631</text:p>
          </table:table-cell>
          <table:table-cell/>
          <table:table-cell table:style-name="ce3" office:value-type="float" office:value="33000000000">
            <text:p>3,30E+010</text:p>
          </table:table-cell>
          <table:table-cell office:value-type="float" office:value="2.25">
            <text:p>2,25</text:p>
          </table:table-cell>
          <table:table-cell table:style-name="ce3" office:value-type="float" office:value="0.000008">
            <text:p>8,00E-006</text:p>
          </table:table-cell>
          <table:table-cell office:value-type="float" office:value="12">
            <text:p>12</text:p>
          </table:table-cell>
          <table:table-cell table:formula="of:=[.N21]/[.L21]*0.000001" office:value-type="float" office:value="0.00000533333333333333">
            <text:p>5,33333333333333E-006</text:p>
          </table:table-cell>
          <table:table-cell table:formula="of:=AVERAGE([.M13:.M15])+273.15" office:value-type="float" office:value="297.621384">
            <text:p>297,621384</text:p>
          </table:table-cell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/>
          <table:table-cell table:style-name="ce1" table:formula="of:=[.P16]*[.O16]" office:value-type="float" office:value="5.89988541260975">
            <text:p>5,90</text:p>
          </table:table-cell>
          <table:table-cell table:formula="of:=[.H22]-9*[.M22]^2*[.K22]*[.O22]*[.P22]" office:value-type="float" office:value="4.92464264974025">
            <text:p>4,9246426497</text:p>
          </table:table-cell>
          <table:table-cell/>
          <table:table-cell table:style-name="ce3" office:value-type="float" office:value="75000000000">
            <text:p>7,50E+010</text:p>
          </table:table-cell>
          <table:table-cell office:value-type="float" office:value="2.7">
            <text:p>2,7</text:p>
          </table:table-cell>
          <table:table-cell table:style-name="ce3" office:value-type="float" office:value="0.0000235">
            <text:p>2,35E-005</text:p>
          </table:table-cell>
          <table:table-cell office:value-type="float" office:value="27">
            <text:p>27</text:p>
          </table:table-cell>
          <table:table-cell table:formula="of:=[.N22]/[.L22]*0.000001" office:value-type="float" office:value="0.00001">
            <text:p>0,00001</text:p>
          </table:table-cell>
          <table:table-cell table:formula="of:=[.M16]+237.15" office:value-type="float" office:value="261.621384">
            <text:p>261,621384</text:p>
          </table:table-cell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table:number-columns-repeated="10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table:number-columns-repeated="10"/>
        </table:table-row>
        <table:table-row table:style-name="ro2">
          <table:table-cell office:value-type="string">
            <text:p>cw</text:p>
          </table:table-cell>
          <table:table-cell office:value-type="string">
            <text:p>mw</text:p>
          </table:table-cell>
          <table:table-cell office:value-type="string">
            <text:p>cgmg</text:p>
          </table:table-cell>
          <table:table-cell office:value-type="string">
            <text:p>mk</text:p>
          </table:table-cell>
          <table:table-cell table:number-columns-repeated="12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G11]" office:value-type="float" office:value="526.1289">
            <text:p>526,13</text:p>
          </table:table-cell>
          <table:table-cell table:formula="of:=([.A26]*[.B26]+[.C26])/[.D26]" office:value-type="float" office:value="2.57351382902555">
            <text:p>2,573513829</text:p>
          </table:table-cell>
          <table:table-cell table:number-columns-repeated="11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D26]" office:value-type="float" office:value="526.1289">
            <text:p>526,13</text:p>
          </table:table-cell>
          <table:table-cell table:formula="of:=([.A27]*[.B27]+[.C27])/[.D27]" office:value-type="float" office:value="2.57351382902555">
            <text:p>2,573513829</text:p>
          </table:table-cell>
          <table:table-cell table:number-columns-repeated="11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D27]" office:value-type="float" office:value="526.1289">
            <text:p>526,13</text:p>
          </table:table-cell>
          <table:table-cell table:formula="of:=([.A28]*[.B28]+[.C28])/[.D28]" office:value-type="float" office:value="2.57351382902555">
            <text:p>2,573513829</text:p>
          </table:table-cell>
          <table:table-cell table:number-columns-repeated="11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formula="of:=[.G14]" office:value-type="float" office:value="247.2893">
            <text:p>247,2893</text:p>
          </table:table-cell>
          <table:table-cell table:formula="of:=([.A29]*[.B29]+[.C29])/[.D29]" office:value-type="float" office:value="5.47536832365978">
            <text:p>5,4753683237</text:p>
          </table:table-cell>
          <table:table-cell table:number-columns-repeated="2"/>
          <table:table-cell office:value-type="string">
            <text:p>testrechnung</text:p>
          </table:table-cell>
          <table:table-cell office:value-type="string">
            <text:p>blei</text:p>
          </table:table-cell>
          <table:table-cell office:value-type="string">
            <text:p>graphit</text:p>
          </table:table-cell>
          <table:table-cell office:value-type="string">
            <text:p>alu</text:p>
          </table:table-cell>
          <table:table-cell table:number-columns-repeated="5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D29]" office:value-type="float" office:value="247.2893">
            <text:p>247,29</text:p>
          </table:table-cell>
          <table:table-cell table:formula="of:=([.A30]*[.B30]+[.C30])/[.D30]" office:value-type="float" office:value="5.47536832365978">
            <text:p>5,4753683237</text:p>
          </table:table-cell>
          <table:table-cell table:number-columns-repeated="2"/>
          <table:table-cell office:value-type="string">
            <text:p>ck</text:p>
          </table:table-cell>
          <table:table-cell office:value-type="float" office:value="0.129">
            <text:p>0,129</text:p>
          </table:table-cell>
          <table:table-cell office:value-type="float" office:value="0.715">
            <text:p>0,715</text:p>
          </table:table-cell>
          <table:table-cell office:value-type="float" office:value="0.896">
            <text:p>0,896</text:p>
          </table:table-cell>
          <table:table-cell table:number-columns-repeated="3"/>
          <table:table-cell table:formula="of:=[.M10]" office:value-type="float" office:value="21.494496">
            <text:p>21,494496</text:p>
          </table:table-cell>
          <table:table-cell table:formula="of:=[.O30]+273.15" office:value-type="float" office:value="294.644496">
            <text:p>294,644496</text:p>
          </table:table-cell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D30]" office:value-type="float" office:value="247.2893">
            <text:p>247,29</text:p>
          </table:table-cell>
          <table:table-cell table:formula="of:=([.A31]*[.B31]+[.C31])/[.D31]" office:value-type="float" office:value="5.47536832365978">
            <text:p>5,4753683237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207.2">
            <text:p>207,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3"/>
          <table:table-cell table:formula="of:=[.M11]" office:value-type="float" office:value="22.735531">
            <text:p>22,735531</text:p>
          </table:table-cell>
          <table:table-cell table:formula="of:=[.O31]+273.15" office:value-type="float" office:value="295.885531">
            <text:p>295,885531</text:p>
          </table:table-cell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formula="of:=[.G17]" office:value-type="float" office:value="253.0997">
            <text:p>253,0997</text:p>
          </table:table-cell>
          <table:table-cell table:formula="of:=([.A32]*[.B32]+[.C32])/[.D32]" office:value-type="float" office:value="5.34967050533841">
            <text:p>5,3496705053</text:p>
          </table:table-cell>
          <table:table-cell table:number-columns-repeated="2"/>
          <table:table-cell office:value-type="string">
            <text:p>a</text:p>
          </table:table-cell>
          <table:table-cell table:style-name="ce3" office:value-type="float" office:value="0.000029">
            <text:p>2,90E-005</text:p>
          </table:table-cell>
          <table:table-cell table:style-name="ce3" office:value-type="float" office:value="0.000008">
            <text:p>8,00E-006</text:p>
          </table:table-cell>
          <table:table-cell table:style-name="ce3" office:value-type="float" office:value="0.0000235">
            <text:p>2,35E-005</text:p>
          </table:table-cell>
          <table:table-cell table:number-columns-repeated="3"/>
          <table:table-cell table:formula="of:=[.M12]" office:value-type="float" office:value="22.983624">
            <text:p>22,983624</text:p>
          </table:table-cell>
          <table:table-cell table:formula="of:=[.O32]+273.15" office:value-type="float" office:value="296.133624">
            <text:p>296,133624</text:p>
          </table:table-cell>
        </table:table-row>
        <table:table-row table:style-name="ro2">
          <table:table-cell table:number-columns-repeated="7"/>
          <table:table-cell office:value-type="string">
            <text:p>k</text:p>
          </table:table-cell>
          <table:table-cell table:style-name="ce3" office:value-type="float" office:value="42000000000">
            <text:p>4,20E+010</text:p>
          </table:table-cell>
          <table:table-cell table:style-name="ce3" office:value-type="float" office:value="33000000000">
            <text:p>3,30E+010</text:p>
          </table:table-cell>
          <table:table-cell table:style-name="ce3" office:value-type="float" office:value="75000000000">
            <text:p>7,50E+010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>
            <text:p>r</text:p>
          </table:table-cell>
          <table:table-cell table:style-name="ce3" office:value-type="float" office:value="11350000">
            <text:p>1,14E+007</text:p>
          </table:table-cell>
          <table:table-cell table:style-name="ce3" office:value-type="float" office:value="2250000">
            <text:p>2,25E+006</text:p>
          </table:table-cell>
          <table:table-cell table:style-name="ce3" office:value-type="float" office:value="2700000">
            <text:p>2,70E+006</text:p>
          </table:table-cell>
          <table:table-cell table:number-columns-repeated="3"/>
          <table:table-cell table:formula="of:=[.M13]" office:value-type="float" office:value="24.471384">
            <text:p>24,471384</text:p>
          </table:table-cell>
          <table:table-cell table:formula="of:=[.O34]+273.15" office:value-type="float" office:value="297.621384">
            <text:p>297,621384</text:p>
          </table:table-cell>
        </table:table-row>
        <table:table-row table:style-name="ro2">
          <table:table-cell table:number-columns-repeated="7"/>
          <table:table-cell office:value-type="string">
            <text:p>t</text:p>
          </table:table-cell>
          <table:table-cell table:formula="of:=AVERAGE([.P30:.P32])" office:value-type="float" office:value="295.554550333333">
            <text:p>295,5545503333</text:p>
          </table:table-cell>
          <table:table-cell table:formula="of:=AVERAGE([.P34:.P36])" office:value-type="float" office:value="297.621384">
            <text:p>297,621384</text:p>
          </table:table-cell>
          <table:table-cell table:formula="of:=[.M16]+273.15" office:value-type="float" office:value="297.621384">
            <text:p>297,621384</text:p>
          </table:table-cell>
          <table:table-cell table:number-columns-repeated="3"/>
          <table:table-cell table:formula="of:=[.M14]" office:value-type="float" office:value="24.471384">
            <text:p>24,471384</text:p>
          </table:table-cell>
          <table:table-cell table:formula="of:=[.O35]+273.15" office:value-type="float" office:value="297.621384">
            <text:p>297,621384</text:p>
          </table:table-cell>
        </table:table-row>
        <table:table-row table:style-name="ro2">
          <table:table-cell table:number-columns-repeated="4"/>
          <table:table-cell table:formula="of:=3*8.31446" office:value-type="float" office:value="24.94338">
            <text:p>24,94338</text:p>
          </table:table-cell>
          <table:table-cell table:number-columns-repeated="2"/>
          <table:table-cell office:value-type="string">
            <text:p>ko</text:p>
          </table:table-cell>
          <table:table-cell table:formula="of:=9*[.I32]^2*[.I33]*[.I31]/[.I34]*[.I35]" office:value-type="float" office:value="1.71521803802243">
            <text:p>1,715218038</text:p>
          </table:table-cell>
          <table:table-cell table:formula="of:=9*[.J32]^2*[.J33]*[.J31]/[.J34]*[.J35]" office:value-type="float" office:value="0.030171665424384">
            <text:p>0,0301716654</text:p>
          </table:table-cell>
          <table:table-cell table:formula="of:=9*[.K32]^2*[.K33]*[.K31]/[.K34]*[.K35]" office:value-type="float" office:value="1.1094395128695">
            <text:p>1,1094395129</text:p>
          </table:table-cell>
          <table:table-cell table:number-columns-repeated="3"/>
          <table:table-cell table:formula="of:=[.M15]" office:value-type="float" office:value="24.471384">
            <text:p>24,471384</text:p>
          </table:table-cell>
          <table:table-cell table:formula="of:=[.O36]+273.15" office:value-type="float" office:value="297.621384">
            <text:p>297,621384</text:p>
          </table:table-cell>
        </table:table-row>
        <table:table-row table:style-name="ro2">
          <table:table-cell table:number-columns-repeated="7"/>
          <table:table-cell office:value-type="string">
            <text:p>cp</text:p>
          </table:table-cell>
          <table:table-cell table:formula="of:=[.I31]*[.I30]" office:value-type="float" office:value="26.7288">
            <text:p>26,7288</text:p>
          </table:table-cell>
          <table:table-cell table:formula="of:=[.J31]*[.J30]" office:value-type="float" office:value="8.58">
            <text:p>8,58</text:p>
          </table:table-cell>
          <table:table-cell table:formula="of:=[.K31]*[.K30]" office:value-type="float" office:value="24.192">
            <text:p>24,192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>
            <text:p>cv</text:p>
          </table:table-cell>
          <table:table-cell table:formula="of:=[.I37]-[.I36]" office:value-type="float" office:value="25.0135819619776">
            <text:p>25,013581962</text:p>
          </table:table-cell>
          <table:table-cell table:formula="of:=[.J37]-[.J36]" office:value-type="float" office:value="8.54982833457562">
            <text:p>8,5498283346</text:p>
          </table:table-cell>
          <table:table-cell table:formula="of:=[.K37]-[.K36]" office:value-type="float" office:value="23.0825604871305">
            <text:p>23,0825604871</text:p>
          </table:table-cell>
          <table:table-cell table:number-columns-repeated="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4"/>
          <table:table-cell office:value-type="string">
            <text:p>ct</text:p>
          </table:table-cell>
          <table:table-cell office:value-type="string">
            <text:p>ce</text:p>
          </table:table-cell>
          <table:table-cell office:value-type="string">
            <text:p>di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blei</text:p>
          </table:table-cell>
          <table:table-cell table:style-name="ce1" table:formula="of:=[.I38]" office:value-type="float" office:value="25.0135819619776">
            <text:p>25,01</text:p>
          </table:table-cell>
          <table:table-cell table:style-name="ce1" table:formula="of:=[.I20]" office:value-type="float" office:value="17.7590384899867">
            <text:p>17,76</text:p>
          </table:table-cell>
          <table:table-cell table:style-name="ce1" table:formula="of:=1-[.F42]/[.E36]" office:value-type="float" office:value="0.288025981643759">
            <text:p>0,29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graphit</text:p>
          </table:table-cell>
          <table:table-cell table:style-name="ce1" table:formula="of:=[.J38]" office:value-type="float" office:value="8.54982833457562">
            <text:p>8,55</text:p>
          </table:table-cell>
          <table:table-cell table:style-name="ce1" table:formula="of:=[.I21]" office:value-type="float" office:value="2.80288146311981">
            <text:p>2,80</text:p>
          </table:table-cell>
          <table:table-cell table:style-name="ce1" table:formula="of:=1-[.F43]/[.E36]" office:value-type="float" office:value="0.887630246457384">
            <text:p>0,89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aluminium</text:p>
          </table:table-cell>
          <table:table-cell table:style-name="ce1" table:formula="of:=[.K38]" office:value-type="float" office:value="23.0825604871305">
            <text:p>23,08</text:p>
          </table:table-cell>
          <table:table-cell table:style-name="ce1" table:formula="of:=[.I22]" office:value-type="float" office:value="4.92464264974025">
            <text:p>4,92</text:p>
          </table:table-cell>
          <table:table-cell table:style-name="ce1" table:formula="of:=1-[.F44]/[.E36]" office:value-type="float" office:value="0.802567148087378">
            <text:p>0,80</text:p>
          </table:table-cell>
          <table:table-cell table:number-columns-repeated="9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5-10T15:22:16</meta:creation-date>
    <dc:date>2013-05-12T13:18:13</dc:date>
    <dc:creator>Diman </dc:creator>
    <meta:editing-duration>PT1H39M49S</meta:editing-duration>
    <meta:editing-cycles>5</meta:editing-cycles>
    <meta:generator>LibreOffice/3.5$Linux_x86 LibreOffice_project/350m1$Build-2</meta:generator>
    <meta:document-statistic meta:table-count="3" meta:cell-count="301" meta:object-count="0"/>
  </office:meta>
</office:document-meta>
</file>